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NDCG</text:p>
          </table:table-cell>
          <table:table-cell office:value-type="string" calcext:value-type="string">
            <text:p>TEMPO(s)</text:p>
          </table:table-cell>
        </table:table-row>
        <table:table-row table:style-name="ro1">
          <table:table-cell office:value-type="string" calcext:value-type="string">
            <text:p>TF-IDF</text:p>
          </table:table-cell>
          <table:table-cell table:style-name="ce1" office:value-type="float" office:value="0.8609" calcext:value-type="float">
            <text:p>0,8609</text:p>
          </table:table-cell>
          <table:table-cell table:style-name="ce1" office:value-type="float" office:value="0.9233" calcext:value-type="float">
            <text:p>0,9233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TFIDF + SBERT – mean</text:p>
          </table:table-cell>
          <table:table-cell table:style-name="ce2" office:value-type="float" office:value="0.8237" calcext:value-type="float">
            <text:p>0,8237</text:p>
          </table:table-cell>
          <table:table-cell table:style-name="ce2" office:value-type="float" office:value="0.9396" calcext:value-type="float">
            <text:p>0,9396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SBERT – mean</text:p>
          </table:table-cell>
          <table:table-cell table:style-name="ce2" office:value-type="float" office:value="0.6613" calcext:value-type="float">
            <text:p>0,6613</text:p>
          </table:table-cell>
          <table:table-cell table:style-name="ce2" office:value-type="float" office:value="0.8547" calcext:value-type="float">
            <text:p>0,8547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SBERT – mean square</text:p>
          </table:table-cell>
          <table:table-cell table:style-name="ce2" office:value-type="float" office:value="0.6613" calcext:value-type="float">
            <text:p>0,6613</text:p>
          </table:table-cell>
          <table:table-cell table:style-name="ce2" office:value-type="float" office:value="0.8547" calcext:value-type="float">
            <text:p>0,8547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SBERT – CLS</text:p>
          </table:table-cell>
          <table:table-cell table:style-name="ce2" office:value-type="float" office:value="0.5989" calcext:value-type="float">
            <text:p>0,5989</text:p>
          </table:table-cell>
          <table:table-cell table:style-name="ce2" office:value-type="float" office:value="0.8117" calcext:value-type="float">
            <text:p>0,8117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SBERT – max</text:p>
          </table:table-cell>
          <table:table-cell table:style-name="ce2" office:value-type="float" office:value="0.4571" calcext:value-type="float">
            <text:p>0,4571</text:p>
          </table:table-cell>
          <table:table-cell table:style-name="ce2" office:value-type="float" office:value="0.7168" calcext:value-type="float">
            <text:p>0,7168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BERTimbau <text:span text:style-name="T1">base</text:span> – mean</text:p>
          </table:table-cell>
          <table:table-cell table:style-name="ce2" office:value-type="float" office:value="0.6671" calcext:value-type="float">
            <text:p>0,6671</text:p>
          </table:table-cell>
          <table:table-cell table:style-name="ce2" office:value-type="float" office:value="0.8422" calcext:value-type="float">
            <text:p>0,8422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BERTimbau <text:span text:style-name="T1">base</text:span> – mean square</text:p>
          </table:table-cell>
          <table:table-cell table:style-name="ce2" office:value-type="float" office:value="0.6671" calcext:value-type="float">
            <text:p>0,6671</text:p>
          </table:table-cell>
          <table:table-cell table:style-name="ce2" office:value-type="float" office:value="0.8422" calcext:value-type="float">
            <text:p>0,8422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BERTimbau <text:span text:style-name="T1">base</text:span> – cls</text:p>
          </table:table-cell>
          <table:table-cell table:style-name="ce5" office:value-type="float" office:value="0.832" calcext:value-type="float">
            <text:p>0,832</text:p>
          </table:table-cell>
          <table:table-cell table:style-name="ce5" office:value-type="float" office:value="0.9284" calcext:value-type="float">
            <text:p>0,928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BERTimbau <text:span text:style-name="T1">base</text:span> – max</text:p>
          </table:table-cell>
          <table:table-cell table:style-name="ce2" office:value-type="float" office:value="0.4527" calcext:value-type="float">
            <text:p>0,4527</text:p>
          </table:table-cell>
          <table:table-cell table:style-name="ce2" office:value-type="float" office:value="0.7503" calcext:value-type="float">
            <text:p>0,7503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BERTimbau <text:span text:style-name="T1">large</text:span> – mean</text:p>
          </table:table-cell>
          <table:table-cell table:style-name="ce2" office:value-type="float" office:value="0.7096" calcext:value-type="float">
            <text:p>0,7096</text:p>
          </table:table-cell>
          <table:table-cell table:style-name="ce2" office:value-type="float" office:value="0.8901" calcext:value-type="float">
            <text:p>0,8901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BERTimbau <text:span text:style-name="T1">large</text:span> – mean square</text:p>
          </table:table-cell>
          <table:table-cell table:style-name="ce1" office:value-type="float" office:value="0.7096" calcext:value-type="float">
            <text:p>0,7096</text:p>
          </table:table-cell>
          <table:table-cell table:style-name="ce1" office:value-type="float" office:value="0.8901" calcext:value-type="float">
            <text:p>0,8901</text:p>
          </table:table-cell>
          <table:table-cell table:style-name="ce1"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BERTimbau <text:span text:style-name="T1">large</text:span> – cls</text:p>
          </table:table-cell>
          <table:table-cell table:style-name="ce1" office:value-type="float" office:value="0.2999" calcext:value-type="float">
            <text:p>0,2999</text:p>
          </table:table-cell>
          <table:table-cell table:style-name="ce1" office:value-type="float" office:value="0.6566" calcext:value-type="float">
            <text:p>0,6566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BERTimbau <text:span text:style-name="T1">large</text:span> – max</text:p>
          </table:table-cell>
          <table:table-cell table:style-name="ce1" office:value-type="float" office:value="0.4481" calcext:value-type="float">
            <text:p>0,4481</text:p>
          </table:table-cell>
          <table:table-cell table:style-name="ce1" office:value-type="float" office:value="0.7385" calcext:value-type="float">
            <text:p>0,7385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PTT5 <text:span text:style-name="T1">base</text:span> – mean</text:p>
          </table:table-cell>
          <table:table-cell office:value-type="float" office:value="0.5534" calcext:value-type="float">
            <text:p>0,5534</text:p>
          </table:table-cell>
          <table:table-cell office:value-type="float" office:value="0.8004" calcext:value-type="float">
            <text:p>0,8004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string" calcext:value-type="string">
            <text:p>PTT5 <text:span text:style-name="T1">base</text:span> – mean square</text:p>
          </table:table-cell>
          <table:table-cell office:value-type="float" office:value="0.5534" calcext:value-type="float">
            <text:p>0,5534</text:p>
          </table:table-cell>
          <table:table-cell office:value-type="float" office:value="0.8004" calcext:value-type="float">
            <text:p>0,800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PTT5 <text:span text:style-name="T1">base</text:span> – cls</text:p>
          </table:table-cell>
          <table:table-cell office:value-type="float" office:value="0.2293" calcext:value-type="float">
            <text:p>0,2293</text:p>
          </table:table-cell>
          <table:table-cell office:value-type="float" office:value="0.5677" calcext:value-type="float">
            <text:p>0,5677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PTT5 <text:span text:style-name="T1">base</text:span> – max</text:p>
          </table:table-cell>
          <table:table-cell office:value-type="float" office:value="0.4202" calcext:value-type="float">
            <text:p>0,4202</text:p>
          </table:table-cell>
          <table:table-cell office:value-type="float" office:value="0.7276" calcext:value-type="float">
            <text:p>0,7276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PTT5 <text:span text:style-name="T1">large</text:span> – mean</text:p>
          </table:table-cell>
          <table:table-cell office:value-type="float" office:value="0.5284" calcext:value-type="float">
            <text:p>0,5284</text:p>
          </table:table-cell>
          <table:table-cell office:value-type="float" office:value="0.8007" calcext:value-type="float">
            <text:p>0,8007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PTT5 <text:span text:style-name="T1">large</text:span> – mean square</text:p>
          </table:table-cell>
          <table:table-cell office:value-type="float" office:value="0.5284" calcext:value-type="float">
            <text:p>0,5284</text:p>
          </table:table-cell>
          <table:table-cell office:value-type="float" office:value="0.8007" calcext:value-type="float">
            <text:p>0,8007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PTT5 <text:span text:style-name="T1">large</text:span> – cls</text:p>
          </table:table-cell>
          <table:table-cell office:value-type="float" office:value="0.2194" calcext:value-type="float">
            <text:p>0,2194</text:p>
          </table:table-cell>
          <table:table-cell office:value-type="float" office:value="0.5838" calcext:value-type="float">
            <text:p>0,5838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PTT5 <text:span text:style-name="T1">large</text:span> – max</text:p>
          </table:table-cell>
          <table:table-cell office:value-type="float" office:value="0.3686" calcext:value-type="float">
            <text:p>0,3686</text:p>
          </table:table-cell>
          <table:table-cell office:value-type="float" office:value="0.7227" calcext:value-type="float">
            <text:p>0,7227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XML-R <text:span text:style-name="T1">base</text:span> – mean</text:p>
          </table:table-cell>
          <table:table-cell office:value-type="float" office:value="0.499" calcext:value-type="float">
            <text:p>0,499</text:p>
          </table:table-cell>
          <table:table-cell office:value-type="float" office:value="0.7485" calcext:value-type="float">
            <text:p>0,7485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string" calcext:value-type="string">
            <text:p>XML-R <text:span text:style-name="T1">base</text:span> – mean square</text:p>
          </table:table-cell>
          <table:table-cell office:value-type="float" office:value="0.499" calcext:value-type="float">
            <text:p>0,499</text:p>
          </table:table-cell>
          <table:table-cell office:value-type="float" office:value="0.7485" calcext:value-type="float">
            <text:p>0,748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XML-R <text:span text:style-name="T1">base</text:span> – cls</text:p>
          </table:table-cell>
          <table:table-cell office:value-type="float" office:value="0.5004" calcext:value-type="float">
            <text:p>0,5004</text:p>
          </table:table-cell>
          <table:table-cell office:value-type="float" office:value="0.7925" calcext:value-type="float">
            <text:p>0,7925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string" calcext:value-type="string">
            <text:p>XML-R <text:span text:style-name="T1">base</text:span> – max</text:p>
          </table:table-cell>
          <table:table-cell office:value-type="float" office:value="0.3606" calcext:value-type="float">
            <text:p>0,3606</text:p>
          </table:table-cell>
          <table:table-cell office:value-type="float" office:value="0.7102" calcext:value-type="float">
            <text:p>0,7102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string" calcext:value-type="string">
            <text:p>XML-R <text:span text:style-name="T1">large</text:span> – mean</text:p>
          </table:table-cell>
          <table:table-cell office:value-type="float" office:value="0.6366" calcext:value-type="float">
            <text:p>0,6366</text:p>
          </table:table-cell>
          <table:table-cell office:value-type="float" office:value="0.8403" calcext:value-type="float">
            <text:p>0,8403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XML-R <text:span text:style-name="T1">large</text:span> – mean square</text:p>
          </table:table-cell>
          <table:table-cell office:value-type="float" office:value="0.6366" calcext:value-type="float">
            <text:p>0,6366</text:p>
          </table:table-cell>
          <table:table-cell office:value-type="float" office:value="0.8403" calcext:value-type="float">
            <text:p>0,8403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XML-R <text:span text:style-name="T1">large</text:span> – cls</text:p>
          </table:table-cell>
          <table:table-cell office:value-type="float" office:value="0.2901" calcext:value-type="float">
            <text:p>0,2901</text:p>
          </table:table-cell>
          <table:table-cell office:value-type="float" office:value="0.6544" calcext:value-type="float">
            <text:p>0,654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XML-R <text:span text:style-name="T1">large</text:span> – max</text:p>
          </table:table-cell>
          <table:table-cell office:value-type="float" office:value="0.4117" calcext:value-type="float">
            <text:p>0,4117</text:p>
          </table:table-cell>
          <table:table-cell office:value-type="float" office:value="0.7445" calcext:value-type="float">
            <text:p>0,7445</text:p>
          </table:table-cell>
          <table:table-cell office:value-type="float" office:value="0.01" calcext:value-type="float">
            <text:p>0,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/00/0000</text:date>, <text:time style:data-style-name="N2" text:time-value="22:40:52.11135875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11:21:28.642019862</meta:creation-date>
    <dc:date>2023-07-30T23:00:53.543483689</dc:date>
    <meta:editing-duration>PT2H26M6S</meta:editing-duration>
    <meta:editing-cycles>9</meta:editing-cycles>
    <meta:generator>LibreOffice/7.5.5.2$Linux_X86_64 LibreOffice_project/50$Build-2</meta:generator>
    <meta:document-statistic meta:table-count="1" meta:cell-count="123" meta:object-count="0"/>
  </office:meta>
</office:document-meta>
</file>